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39in" loext:contextual-spacing="false"/>
      <style:text-properties fo:font-size="10pt" fo:language="es" fo:country="ES"/>
    </style:style>
    <style:style style:name="P2" style:family="paragraph" style:parent-style-name="Text_20_body" style:list-style-name="L1">
      <style:paragraph-properties fo:margin-top="0in" fo:margin-bottom="0.139in" loext:contextual-spacing="false" fo:padding="0in" fo:border="none"/>
      <style:text-properties fo:font-size="10pt" fo:language="es" fo:country="ES"/>
    </style:style>
    <style:style style:name="P3" style:family="paragraph" style:parent-style-name="Text_20_body" style:list-style-name="L1">
      <style:paragraph-properties fo:margin-top="0in" fo:margin-bottom="0.139in" loext:contextual-spacing="false" fo:padding="0in" fo:border="none"/>
      <style:text-properties fo:font-size="11pt" fo:language="es" fo:country="ES"/>
    </style:style>
    <style:style style:name="P4" style:family="paragraph" style:parent-style-name="Text_20_body">
      <style:paragraph-properties fo:margin-top="0in" fo:margin-bottom="0.139in" loext:contextual-spacing="false"/>
      <style:text-properties fo:font-size="10pt" fo:language="es" fo:country="ES" officeooo:rsid="00177e3a" officeooo:paragraph-rsid="00177e3a"/>
    </style:style>
    <style:style style:name="P5" style:family="paragraph" style:parent-style-name="Text_20_body">
      <style:paragraph-properties fo:margin-top="0in" fo:margin-bottom="0.139in" loext:contextual-spacing="false"/>
      <style:text-properties fo:font-size="10pt" fo:language="es" fo:country="ES" officeooo:rsid="00179e8e" officeooo:paragraph-rsid="0018c089"/>
    </style:style>
    <style:style style:name="P6" style:family="paragraph" style:parent-style-name="Text_20_body">
      <style:paragraph-properties fo:margin-top="0in" fo:margin-bottom="0.139in" loext:contextual-spacing="false"/>
      <style:text-properties fo:font-size="10pt" fo:language="es" fo:country="ES" officeooo:rsid="001b9b70" officeooo:paragraph-rsid="001b9b70"/>
    </style:style>
    <style:style style:name="P7" style:family="paragraph" style:parent-style-name="Text_20_body">
      <style:paragraph-properties fo:margin-top="0in" fo:margin-bottom="0.139in" loext:contextual-spacing="false"/>
      <style:text-properties fo:font-size="10pt" fo:language="es" fo:country="ES" fo:font-weight="bold" officeooo:paragraph-rsid="0018c089" style:font-weight-asian="bold" style:font-weight-complex="bold"/>
    </style:style>
    <style:style style:name="P8" style:family="paragraph" style:parent-style-name="Text_20_body">
      <style:paragraph-properties fo:margin-top="0in" fo:margin-bottom="0.139in" loext:contextual-spacing="false"/>
      <style:text-properties fo:language="es" fo:country="ES" officeooo:rsid="00177e3a" officeooo:paragraph-rsid="00177e3a"/>
    </style:style>
    <style:style style:name="P9" style:family="paragraph" style:parent-style-name="Text_20_body">
      <style:paragraph-properties fo:margin-top="0in" fo:margin-bottom="0.139in" loext:contextual-spacing="false"/>
      <style:text-properties fo:language="es" fo:country="ES" officeooo:rsid="00179e8e" officeooo:paragraph-rsid="00179e8e"/>
    </style:style>
    <style:style style:name="P10" style:family="paragraph" style:parent-style-name="Text_20_body" style:list-style-name="L2">
      <style:paragraph-properties fo:margin-top="0in" fo:margin-bottom="0.139in" loext:contextual-spacing="false"/>
      <style:text-properties fo:language="es" fo:country="ES" officeooo:rsid="00179e8e" officeooo:paragraph-rsid="00179e8e"/>
    </style:style>
    <style:style style:name="P11" style:family="paragraph" style:parent-style-name="Text_20_body" style:list-style-name="L2">
      <style:paragraph-properties fo:margin-top="0in" fo:margin-bottom="0.139in" loext:contextual-spacing="false"/>
      <style:text-properties fo:language="es" fo:country="ES" officeooo:rsid="0018c089" officeooo:paragraph-rsid="0018c089"/>
    </style:style>
    <style:style style:name="P12" style:family="paragraph" style:parent-style-name="Text_20_body" style:list-style-name="L4">
      <style:paragraph-properties fo:margin-top="0in" fo:margin-bottom="0.139in" loext:contextual-spacing="false"/>
      <style:text-properties officeooo:paragraph-rsid="001b9b70"/>
    </style:style>
    <style:style style:name="P13" style:family="paragraph" style:parent-style-name="Text_20_body" style:list-style-name="L4">
      <style:paragraph-properties fo:margin-top="0in" fo:margin-bottom="0.139in" loext:contextual-spacing="false"/>
      <style:text-properties officeooo:rsid="001b9b70" officeooo:paragraph-rsid="001b9b70"/>
    </style:style>
    <style:style style:name="T1" style:family="text">
      <style:text-properties fo:font-size="10pt"/>
    </style:style>
    <style:style style:name="T2" style:family="text">
      <style:text-properties fo:font-size="10pt" officeooo:rsid="00179e8e"/>
    </style:style>
    <style:style style:name="T3" style:family="text">
      <style:text-properties fo:font-size="10pt" officeooo:rsid="001a185d"/>
    </style:style>
    <style:style style:name="T4" style:family="text">
      <style:text-properties fo:font-size="10pt" fo:language="es" fo:country="ES"/>
    </style:style>
    <style:style style:name="T5" style:family="text">
      <style:text-properties fo:font-size="10pt" fo:language="es" fo:country="ES" officeooo:rsid="001b9b70"/>
    </style:style>
    <style:style style:name="T6" style:family="text">
      <style:text-properties fo:font-size="10pt" officeooo:rsid="001b9b70"/>
    </style:style>
    <style:style style:name="T7" style:family="text">
      <style:text-properties officeooo:rsid="0015b9b1"/>
    </style:style>
    <style:style style:name="T8" style:family="text">
      <style:text-properties officeooo:rsid="00179e8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pecificaciones de la c<text:span text:style-name="T7">omputadora de vuelo</text:span>.</text:p>
      <text:p text:style-name="P1">Un <text:span text:style-name="T7">cohete </text:span>modelo puede tener integradas muchas funcionalidades similares a las de un <text:span text:style-name="T7">cohete </text:span>espacial, como por ejemplo cámaras que graben su recorrido, circuitos que registren su posición (GPS), una unidad de medición inercial, antenas que transmitan estos datos a una estación en tierra, etc.</text:p>
      <text:p text:style-name="P1">Ir integrando estas funcionalidades no será una tarea fácil, es por eso que se requerirá usar la mayor cantidad de módulos de software o hardware que estén ya disponibles. Se le dará siempre preferencia a aquellos productos que tengan las siguientes características:</text:p>
      <text:list xml:id="list8358775094375262397" text:style-name="L1">
        <text:list-item>
          <text:p text:style-name="P2">Open Source</text:p>
        </text:list-item>
        <text:list-item>
          <text:p text:style-name="P2">Calidad</text:p>
        </text:list-item>
        <text:list-item>
          <text:p text:style-name="P2">Bajo precio</text:p>
        </text:list-item>
        <text:list-item>
          <text:p text:style-name="P3"><text:span text:style-name="T1">Buena documentación</text:span> </text:p>
        </text:list-item>
      </text:list>
      <text:p text:style-name="P4">La computadora de vuelo será una Raspberry Pi Zero, ya que gasta muy poca energía, tiene capacidad de procesamiento adecuada, es muy barata, tiene una interfaz para conectarle una cámara, además 40 pines GPIO, algunos de los cuales es posible configurar como entradas o salidas digitales o usarlos como puerto serial, I2C, <text:span text:style-name="T8">o SPI y conectarlos con otros dispositivos o sensores.</text:span></text:p>
      <text:p text:style-name="P8"><text:span text:style-name="T1">Además usando Raspbian como sistema operativo, es fácil implementar funcionalidades complejas como multithreading para la ejecución de tareas en paralelo, </text:span><text:span text:style-name="T2">Raspbian posee un “scheduler” para</text:span><text:span text:style-name="T1"> que </text:span><text:span text:style-name="T2">tareas </text:span><text:span text:style-name="T1">se lleven a cabo cuando sucedan distintos eventos, </text:span><text:span text:style-name="T2">y un filesystem que permite la creación de archivos.</text:span></text:p>
      <text:p text:style-name="P9"><text:span text:style-name="T1">Requerimientos</text:span></text:p>
      <text:list xml:id="list4646749569919368117" text:style-name="L2">
        <text:list-item>
          <text:p text:style-name="P10"><text:span text:style-name="T1">La aplicación desde la que se controlarán todos los dispositivos del cohete debe empezar automáticamente durante la fase de booteo del sistema operativo. </text:span></text:p>
        </text:list-item>
        <text:list-item>
          <text:p text:style-name="P11"><text:span text:style-name="T1">Se generará un archivo que documente la ejecución del programa </text:span><text:span text:style-name="T6">(rastros)</text:span><text:span text:style-name="T1">. </text:span><text:span text:style-name="T3">Con este archivo se podrán encontrar fallas en el programa.</text:span></text:p>
        </text:list-item>
      </text:list>
      <text:p text:style-name="P7">Fase 1</text:p>
      <text:p text:style-name="P6">Los objetivos de la primera fase del proyecto son:</text:p>
      <text:list xml:id="list3253289908136100716" text:style-name="L4">
        <text:list-item>
          <text:p text:style-name="P13"><text:span text:style-name="T4">Implementación de una aplicación capaz de iniciar automáticamente durante la fase de booteo del sistema operativo</text:span></text:p>
        </text:list-item>
        <text:list-item>
          <text:p text:style-name="P13"><text:span text:style-name="T4">Implementación de una metodología para la creación de rastros que documenten la ejecución del programa.</text:span></text:p>
        </text:list-item>
        <text:list-item>
          <text:p text:style-name="P12"><text:span text:style-name="T5">Generación de un video durante la fase de conteo regresivo, inicio, vuelo y caída del cohete</text:span></text:p>
        </text:list-item>
      </text:list>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20:40:15.457849715</meta:creation-date>
    <dc:date>2018-07-18T19:42:03.227533039</dc:date>
    <meta:editing-duration>PT40M1S</meta:editing-duration>
    <meta:editing-cycles>4</meta:editing-cycles>
    <meta:generator>LibreOffice/5.1.6.2$Linux_X86_64 LibreOffice_project/10m0$Build-2</meta:generator>
    <meta:document-statistic meta:table-count="0" meta:image-count="0" meta:object-count="0" meta:page-count="1" meta:paragraph-count="17" meta:word-count="317" meta:character-count="2007" meta:non-whitespace-character-count="1714"/>
  </office:meta>
</office:document-meta>
</file>